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OpenSymbol" svg:font-family="OpenSymbol" style:font-charset="x-symbol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2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3" style:family="paragraph" style:parent-style-name="Standard" style:list-style-name="L1">
      <style:paragraph-properties fo:margin-left="0.5in" fo:margin-right="0in" fo:margin-top="0in" fo:margin-bottom="0.0972in" style:contextual-spacing="false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4" style:family="paragraph" style:parent-style-name="Standard" style:list-style-name="L1">
      <style:paragraph-properties fo:margin-left="1in" fo:margin-right="0in" fo:line-height="115%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5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0caab0"/>
    </style:style>
    <style:style style:name="P6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0d13cc"/>
    </style:style>
    <style:style style:name="P7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d13cc" officeooo:paragraph-rsid="000d13cc"/>
    </style:style>
    <style:style style:name="P8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T1" style:family="text">
      <style:text-properties style:font-name="Times" fo:font-size="12pt"/>
    </style:style>
    <style:style style:name="T2" style:family="text">
      <style:text-properties officeooo:rsid="000d13cc"/>
    </style:style>
    <text:list-style style:name="L1">
      <text:list-level-style-bullet text:level="1" loext:num-list-format="%1%" text:bullet-char="•">
        <style:list-level-properties text:space-before="0.25in" text:min-label-width="0.25in"/>
      </text:list-level-style-bullet>
      <text:list-level-style-bullet text:level="2" loext:num-list-format="%2%" text:bullet-char="•">
        <style:list-level-properties text:space-before="0.5in" text:min-label-width="0.25in"/>
      </text:list-level-style-bullet>
      <text:list-level-style-bullet text:level="3" loext:num-list-format="%3%" text:bullet-char="⁃">
        <style:list-level-properties text:space-before="0.75in" text:min-label-width="0.25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1030664556" text:style-name="L1">
        <text:list-item>
          <text:p text:style-name="P8"><text:span text:style-name="T1">Uncle Peter's Sweet Potato Pudding </text:span></text:p>
        </text:list-item>
        <text:list-item>
          <text:p text:style-name="P2">Baked Chicken </text:p>
        </text:list-item>
        <text:list-item>
          <text:p text:style-name="P2">Champagne Chicken </text:p>
        </text:list-item>
        <text:list-item>
          <text:p text:style-name="P2">Creamed Mushrooms </text:p>
        </text:list-item>
        <text:list-item>
          <text:p text:style-name="P2">Singapore Salad </text:p>
          <text:list>
            <text:list-item>
              <text:p text:style-name="P5">Parboiled potatoes beans, and cabbage. Boiled eggs and peanut sauce</text:p>
            </text:list-item>
          </text:list>
        </text:list-item>
        <text:list-item>
          <text:p text:style-name="P2">Manicotti </text:p>
        </text:list-item>
        <text:list-item>
          <text:p text:style-name="P2">Red Beans &amp; Rice </text:p>
        </text:list-item>
        <text:list-item>
          <text:p text:style-name="P2">Breaded Cod </text:p>
        </text:list-item>
        <text:list-item>
          <text:p text:style-name="P2">Pork Chops, Apples, &amp; Onions </text:p>
          <text:list>
            <text:list-item>
              <text:p text:style-name="P5">Ingredients</text:p>
              <text:list>
                <text:list-item>
                  <text:p text:style-name="P5">Pork chops- 2</text:p>
                </text:list-item>
                <text:list-item>
                  <text:p text:style-name="P5">Apples cut into wedges- 2</text:p>
                </text:list-item>
                <text:list-item>
                  <text:p text:style-name="P5">Onions- 1</text:p>
                </text:list-item>
                <text:list-item>
                  <text:p text:style-name="P5"><text:span text:style-name="T2">Apple </text:span>Cider- <text:span text:style-name="T2">½ -1 Cup</text:span></text:p>
                </text:list-item>
                <text:list-item>
                  <text:p text:style-name="P5">Salt and Pepper <text:span text:style-name="T2">to taste</text:span></text:p>
                </text:list-item>
                <text:list-item>
                  <text:p text:style-name="P7">Raisins (optional)</text:p>
                </text:list-item>
              </text:list>
            </text:list-item>
            <text:list-item>
              <text:p text:style-name="P5">Instructions</text:p>
              <text:list>
                <text:list-item>
                  <text:p text:style-name="P5">Season pork chops with salt and pepper.</text:p>
                </text:list-item>
                <text:list-item>
                  <text:p text:style-name="P5">Warm olive oil pan.</text:p>
                </text:list-item>
                <text:list-item>
                  <text:p text:style-name="P5">Brown pork chops on each side.</text:p>
                </text:list-item>
                <text:list-item>
                  <text:p text:style-name="P6">Add apples and onions, <text:span text:style-name="T2">and raisins if using.</text:span></text:p>
                </text:list-item>
                <text:list-item>
                  <text:p text:style-name="P6"><text:span text:style-name="T2">Add</text:span> apple cider and cover <text:span text:style-name="T2">pan.</text:span></text:p>
                </text:list-item>
                <text:list-item>
                  <text:p text:style-name="P5"><text:span text:style-name="T2">Cook until pork chops are to temp and</text:span> <text:span text:style-name="T2">a</text:span>pples are tender</text:p>
                </text:list-item>
              </text:list>
            </text:list-item>
          </text:list>
        </text:list-item>
        <text:list-item>
          <text:p text:style-name="P2">Dad's Spaghetti </text:p>
          <text:list>
            <text:list-item>
              <text:p text:style-name="P4">Plain Spaghetti </text:p>
            </text:list-item>
            <text:list-item>
              <text:p text:style-name="P4">Frozen Spinach </text:p>
            </text:list-item>
            <text:list-item>
              <text:p text:style-name="P4">Cottage Cheese </text:p>
            </text:list-item>
          </text:list>
        </text:list-item>
        <text:list-item>
          <text:p text:style-name="P2">Pizza </text:p>
        </text:list-item>
        <text:list-item>
          <text:p text:style-name="P2">Chile (Andrew's &amp; Colin's) </text:p>
        </text:list-item>
        <text:list-item>
          <text:p text:style-name="P3">Beans and Rice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OpenSymbol" svg:font-family="OpenSymbol" style:font-charset="x-symbol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  <dc:date>2022-01-03T21:58:54.137656000</dc:date>
    <meta:editing-duration>PT41M20S</meta:editing-duration>
    <meta:editing-cycles>3</meta:editing-cycles>
    <meta:document-statistic meta:table-count="0" meta:image-count="0" meta:object-count="0" meta:page-count="1" meta:paragraph-count="31" meta:word-count="148" meta:character-count="727" meta:non-whitespace-character-count="625"/>
  </office:meta>
</office:document-meta>
</file>